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81cm" svg:stroke-color="#000000" draw:marker-start-width="0.321cm" draw:marker-end-width="0.321cm" draw:fill="solid" draw:fill-color="#5eb91e" loext:fill-use-slide-background="false" draw:opacity="70%" draw:textarea-horizontal-align="justify" draw:textarea-vertical-align="middle" draw:auto-grow-height="false" fo:min-height="3.337cm" fo:min-width="10.5cm" fo:padding-top="0.165cm" fo:padding-bottom="0.165cm" fo:padding-left="0.29cm" fo:padding-right="0.29cm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bbe33d" draw:textarea-horizontal-align="justify" draw:textarea-vertical-align="middle" draw:auto-grow-height="false" fo:min-height="2.337cm" fo:min-width="7.42cm" fo:padding-top="0.165cm" fo:padding-bottom="0.165cm" fo:padding-left="0.29cm" fo:padding-right="0.2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26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e6e905" draw:textarea-horizontal-align="justify" draw:textarea-vertical-align="middle" draw:auto-grow-height="false" fo:min-height="1.67cm" fo:min-width="5.421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-width="0.321cm" draw:fill-color="#ffd428" draw:textarea-horizontal-align="justify" draw:textarea-vertical-align="middle" draw:auto-grow-height="false" fo:min-height="1.003cm" fo:min-width="3.421cm" fo:padding-top="0.165cm" fo:padding-bottom="0.165cm" fo:padding-left="0.29cm" fo:padding-right="0.2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  <style:paragraph-properties style:writing-mode="lr-tb"/>
    </style:style>
    <style:style style:name="gr8" style:family="graphic" style:parent-style-name="objectwithoutfill">
      <style:graphic-properties svg:stroke-width="0.212cm" svg:stroke-color="#000000" draw:marker-start-width="0.518cm" draw:marker-end="Arrowheads_20_1" draw:marker-end-width="0.618cm" draw:fill="none" draw:textarea-vertical-align="middle" fo:padding-top="0.231cm" fo:padding-bottom="0.231cm" fo:padding-left="0.356cm" fo:padding-right="0.356cm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ffaa95" draw:textarea-horizontal-align="justify" draw:textarea-vertical-align="middle" draw:auto-grow-height="false" fo:min-height="0.336cm" fo:min-width="1.42cm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000000" draw:marker-start-width="0.321cm" draw:marker-end="Arrowheads_20_2" draw:marker-end-width="0.421cm" draw:fill="none" draw:textarea-vertical-align="middle" fo:padding-top="0.165cm" fo:padding-bottom="0.165cm" fo:padding-left="0.29cm" fo:padding-right="0.29cm"/>
    </style:style>
    <style:style style:name="gr11" style:family="graphic">
      <style:graphic-properties style:protect="size"/>
    </style:style>
    <style:style style:name="gr12" style:family="graphic">
      <style:graphic-properties style:writing-mode="lr-tb"/>
    </style:style>
    <style:style style:name="gr13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14" style:family="graphic" style:parent-style-name="objectwithoutfill">
      <style:graphic-properties draw:stroke="dash" draw:stroke-dash="Double_20_Dash_20__28_Rounded_29_" svg:stroke-width="0.053cm" svg:stroke-color="#666666" draw:marker-start-width="0.279cm" draw:marker-end-width="0.279cm" svg:stroke-linecap="round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0cm"/>
      <style:paragraph-properties style:writing-mode="lr-tb"/>
    </style:style>
    <style:style style:name="gr16" style:family="graphic" style:parent-style-name="standard">
      <style:graphic-properties draw:stroke="none" svg:stroke-opacity="30%" draw:fill="hatch" draw:fill-color="#ffd8ce" draw:fill-hatch-name="Red_20_45_20_Degrees" draw:opacity="46%" draw:textarea-horizontal-align="justify" draw:textarea-vertical-align="middle" draw:auto-grow-height="false" fo:min-height="7.51cm" fo:min-width="3.785cm"/>
    </style:style>
    <style:style style:name="gr17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5cm" fo:min-width="2.531cm"/>
      <style:paragraph-properties style:writing-mode="lr-tb"/>
    </style:style>
    <style:style style:name="pr1" style:family="presentation" style:parent-style-name="Default-title">
      <style:graphic-properties fo:min-height="1.572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text-properties fo:font-size="28pt" style:font-size-asian="24pt" style:font-size-complex="24pt"/>
    </style:style>
    <style:style style:name="P2" style:family="paragraph">
      <loext:graphic-properties draw:fill="solid" draw:fill-color="#5eb91e" draw:opacity="70%"/>
      <style:paragraph-properties fo:text-align="center"/>
    </style:style>
    <style:style style:name="P3" style:family="paragraph">
      <loext:graphic-properties draw:fill-color="#bbe33d"/>
      <style:paragraph-properties fo:text-align="center"/>
    </style:style>
    <style:style style:name="P4" style:family="paragraph">
      <style:paragraph-properties fo:text-align="center"/>
      <style:text-properties fo:font-size="54pt" style:font-size-asian="54pt" style:font-size-complex="54pt"/>
    </style:style>
    <style:style style:name="P5" style:family="paragraph">
      <loext:graphic-properties draw:fill="none" draw:fill-color="#ffffff"/>
      <style:paragraph-properties fo:text-align="center"/>
      <style:text-properties fo:font-size="54pt" style:font-size-asian="54pt" style:font-size-complex="54pt"/>
    </style:style>
    <style:style style:name="P6" style:family="paragraph">
      <style:paragraph-properties fo:text-align="center"/>
      <style:text-properties fo:font-size="28pt" style:font-size-asian="32pt" style:font-size-complex="32pt"/>
    </style:style>
    <style:style style:name="P7" style:family="paragraph">
      <loext:graphic-properties draw:fill="none" draw:fill-color="#ffffff"/>
      <style:paragraph-properties fo:text-align="center"/>
      <style:text-properties fo:font-size="28pt" style:font-size-asian="32pt" style:font-size-complex="32pt"/>
    </style:style>
    <style:style style:name="P8" style:family="paragraph">
      <loext:graphic-properties draw:fill-color="#e6e905"/>
      <style:paragraph-properties fo:text-align="center"/>
    </style:style>
    <style:style style:name="P9" style:family="paragraph">
      <style:text-properties fo:font-size="18pt" style:font-size-asian="32pt" style:font-size-complex="32pt"/>
    </style:style>
    <style:style style:name="P10" style:family="paragraph">
      <loext:graphic-properties draw:fill="none" draw:fill-color="#ffffff"/>
      <style:text-properties fo:font-size="18pt" style:font-size-asian="32pt" style:font-size-complex="32pt"/>
    </style:style>
    <style:style style:name="P11" style:family="paragraph">
      <loext:graphic-properties draw:fill-color="#ffd428"/>
      <style:paragraph-properties fo:text-align="center"/>
    </style:style>
    <style:style style:name="P12" style:family="paragraph">
      <style:paragraph-properties fo:text-align="center"/>
      <style:text-properties fo:font-size="18pt" style:font-size-asian="32pt" style:font-size-complex="32pt"/>
    </style:style>
    <style:style style:name="P13" style:family="paragraph">
      <loext:graphic-properties draw:fill="none" draw:fill-color="#ffffff"/>
      <style:paragraph-properties fo:text-align="center"/>
      <style:text-properties fo:font-size="18pt" style:font-size-asian="32pt" style:font-size-complex="3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faa95"/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</style:style>
    <style:style style:name="P18" style:family="paragraph">
      <style:paragraph-properties fo:text-align="end"/>
    </style:style>
    <style:style style:name="P19" style:family="paragraph">
      <style:paragraph-properties fo:margin-left="0cm" fo:margin-right="0cm" fo:margin-top="0cm" fo:margin-bottom="0cm" fo:line-height="100%" fo:text-align="end" fo:text-indent="0cm"/>
    </style:style>
    <style:style style:name="P20" style:family="paragraph">
      <loext:graphic-properties draw:fill="none" draw:fill-color="#ffffff"/>
      <style:paragraph-properties fo:text-align="end"/>
    </style:style>
    <style:style style:name="P21" style:family="paragraph">
      <loext:graphic-properties draw:fill-color="#ffffff"/>
      <style:text-properties fo:font-size="20pt"/>
    </style:style>
    <style:style style:name="P22" style:family="paragraph">
      <style:paragraph-properties fo:text-align="center"/>
    </style:style>
    <style:style style:name="P23" style:family="paragraph">
      <loext:graphic-properties draw:fill="hatch" draw:fill-color="#ffd8ce" draw:fill-hatch-name="Red_20_45_20_Degrees" draw:opacity="46%"/>
      <style:paragraph-properties fo:text-align="center"/>
    </style:style>
    <style:style style:name="P24" style:family="paragraph">
      <loext:graphic-properties draw:fill-color="#ffffff"/>
    </style:style>
    <style:style style:name="T1" style:family="text">
      <style:text-properties style:font-size-asian="24pt" style:font-size-complex="24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style:font-size-asian="32pt" style:font-size-complex="32pt"/>
    </style:style>
    <style:style style:name="T4" style:family="text">
      <style:text-properties style:text-position="super 58%" style:font-size-asian="32pt" style:font-size-complex="32pt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draw:frame presentation:style-name="pr1" draw:text-style-name="P1" draw:layer="layout" svg:width="25.199cm" svg:height="1.572cm" svg:x="1.4cm" svg:y="0.628cm" presentation:class="title" presentation:user-transformed="true">
          <draw:text-box>
            <text:p text:style-name="P1"><text:span text:style-name="T1">The testing </text:span><text:span text:style-name="T1">pyramid</text:span></text:p>
          </draw:text-box>
        </draw:frame>
        <draw:custom-shape draw:style-name="gr1" draw:text-style-name="P2" draw:layer="layout" svg:width="22cm" svg:height="11cm" svg:x="3cm" svg:y="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16cm" svg:height="8cm" svg:x="6cm" svg:y="4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3" draw:text-style-name="P5" draw:layer="layout" svg:width="8.786cm" svg:height="2.376cm" svg:x="9.614cm" svg:y="12.4cm">
          <draw:text-box>
            <text:p text:style-name="P4"><text:span text:style-name="T2">Unit </text:span><text:span text:style-name="T2">tests</text:span></text:p>
          </draw:text-box>
        </draw:frame>
        <draw:frame draw:style-name="gr4" draw:text-style-name="P7" draw:layer="layout" svg:width="11.077cm" svg:height="1.352cm" svg:x="8.5cm" svg:y="10.283cm">
          <draw:text-box>
            <text:p text:style-name="P6"><text:span text:style-name="T3">1</text:span><text:span text:style-name="T4">st</text:span><text:span text:style-name="T3"> level </text:span><text:span text:style-name="T3">integration tests</text:span></text:p>
          </draw:text-box>
        </draw:frame>
        <draw:custom-shape draw:style-name="gr5" draw:text-style-name="P8" draw:layer="layout" svg:width="12cm" svg:height="6cm" svg:x="8cm" svg:y="4cm">
          <text:p/>
          <draw:enhanced-geometry svg:viewBox="0 0 21600 21600" draw:glue-points="?f0 0 ?f1 10800 0 21600 10800 21600 21600 21600 ?f7 10800" draw:text-areas="?f1 10800 ?f2 18000 ?f3 7200 ?f4 21600" draw:type="isosceles-triangle" draw:modifiers="10840.496625281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10" draw:layer="layout" svg:width="8.495cm" svg:height="0.962cm" svg:x="9.705cm" svg:y="8.638cm">
          <draw:text-box>
            <text:p text:style-name="P9"><text:span text:style-name="T3">Higher </text:span><text:span text:style-name="T3">level </text:span><text:span text:style-name="T3">integration </text:span><text:span text:style-name="T3">tests</text:span></text:p>
          </draw:text-box>
        </draw:frame>
        <draw:custom-shape draw:style-name="gr6" draw:text-style-name="P11" draw:layer="layout" svg:width="8cm" svg:height="3.999cm" svg:x="10cm" svg:y="4.001cm">
          <text:p/>
          <draw:enhanced-geometry svg:viewBox="0 0 21600 21600" draw:glue-points="?f0 0 ?f1 10800 0 21600 10800 21600 21600 21600 ?f7 10800" draw:text-areas="?f1 10800 ?f2 18000 ?f3 7200 ?f4 21600" draw:type="isosceles-triangle" draw:modifiers="10840.496625281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7" draw:text-style-name="P13" draw:layer="layout" svg:width="5.4cm" svg:height="1cm" svg:x="11.3cm" svg:y="6.6cm">
          <draw:text-box>
            <text:p text:style-name="P12"><text:span text:style-name="T3">End-to-end tests</text:span></text:p>
          </draw:text-box>
        </draw:frame>
        <draw:line draw:style-name="gr8" draw:text-style-name="P14" draw:layer="layout" svg:x1="2cm" svg:y1="15cm" svg:x2="2cm" svg:y2="4cm">
          <text:p/>
        </draw:line>
        <draw:custom-shape draw:style-name="gr9" draw:text-style-name="P15" draw:layer="layout" svg:width="4cm" svg:height="1.999cm" svg:x="12cm" svg:y="4.001cm">
          <text:p/>
          <draw:enhanced-geometry svg:viewBox="0 0 21600 21600" draw:glue-points="?f0 0 ?f1 10800 0 21600 10800 21600 21600 21600 ?f7 10800" draw:text-areas="?f1 10800 ?f2 18000 ?f3 7200 ?f4 21600" draw:type="isosceles-triangle" draw:modifiers="10840.4966252812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" draw:text-style-name="P17" draw:layer="layout" svg:width="4.761cm" svg:height="3.095cm" svg:x="2.6cm" svg:y="4.016cm">
          <draw:text-box>
            <text:p>User relevance</text:p>
            <text:p>Complexity</text:p>
            <text:p>Effort</text:p>
            <text:p text:style-name="P16">Cost</text:p>
          </draw:text-box>
        </draw:frame>
        <draw:line draw:style-name="gr8" draw:text-style-name="P14" draw:layer="layout" svg:x1="26cm" svg:y1="4cm" svg:x2="26cm" svg:y2="15cm">
          <text:p/>
        </draw:line>
        <draw:frame draw:style-name="gr4" draw:text-style-name="P20" draw:layer="layout" svg:width="5.218cm" svg:height="3.095cm" svg:x="20.182cm" svg:y="8.8cm">
          <draw:text-box>
            <text:p text:style-name="P18">Error localization</text:p>
            <text:p text:style-name="P19">Maintainability</text:p>
            <text:p text:style-name="P19">Stability</text:p>
            <text:p text:style-name="P19">Speed</text:p>
          </draw:text-box>
        </draw:frame>
        <draw:frame draw:style-name="gr4" draw:text-style-name="P17" draw:layer="layout" svg:width="4.13cm" svg:height="1.673cm" svg:x="16.47cm" svg:y="4.127cm">
          <draw:text-box>
            <text:p>Performance</text:p>
            <text:p>tests</text:p>
          </draw:text-box>
        </draw:frame>
        <draw:line draw:style-name="gr10" draw:text-style-name="P14" draw:layer="layout" svg:x1="16.47cm" svg:y1="5cm" svg:x2="14cm" svg:y2="5cm">
          <text:p/>
        </draw:line>
        <presentation:notes draw:style-name="dp1">
          <draw:page-thumbnail draw:style-name="gr11" draw:layer="layout" svg:width="19.798cm" svg:height="11.136cm" svg:x="0.6cm" svg:y="2.257cm" draw:page-number="1" presentation:class="page"/>
          <draw:frame presentation:style-name="pr2" draw:text-style-name="P2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draw:g draw:style-name="gr12">
          <draw:frame draw:style-name="gr13" draw:text-style-name="P22" draw:layer="layout" svg:width="15.999cm" svg:height="8.999cm" svg:x="6.041cm" svg:y="3.391c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line draw:style-name="gr14" draw:text-style-name="P14" draw:layer="layout" svg:x1="15cm" svg:y1="3.8cm" svg:x2="15cm" svg:y2="11.56cm">
            <text:p/>
          </draw:line>
          <draw:frame draw:style-name="gr15" draw:text-style-name="P17" draw:layer="layout" svg:width="1.395cm" svg:height="0.645cm" svg:x="14.2cm" svg:y="3.155cm">
            <draw:text-box>
              <text:p><text:span text:style-name="T5">Sleep</text:span></text:p>
            </draw:text-box>
          </draw:frame>
          <draw:custom-shape draw:style-name="gr16" draw:text-style-name="P23" draw:layer="layout" svg:width="4.285cm" svg:height="7.76cm" svg:x="15cm" svg:y="3.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path draw:style-name="gr17" draw:text-style-name="P14" draw:layer="layout" svg:width="11.54cm" svg:height="6.791cm" draw:transform="rotate (-0.249931148885588) translate (8.98203330396727cm 4.96656608995536cm)" svg:viewBox="0 0 11541 6792" svg:d="M0 6792c163-20 832-229 1006-292 204-74 323-260 451-419 150-185 230-403 342-610 87-158 136-339 157-525 22-183 119-3819 160-4007 95-437 200-834 587-933 581-152 3157 2661 3886 3094 1343 797 4813 498 4940 458l12-3">
            <text:p/>
          </draw:path>
          <draw:frame draw:style-name="gr18" draw:text-style-name="P17" draw:layer="layout" svg:width="2.2cm" svg:height="0.645cm" svg:x="16.301cm" svg:y="6.856cm">
            <draw:text-box>
              <text:p><text:span text:style-name="T5">Test failure</text:span></text:p>
            </draw:text-box>
          </draw:frame>
        </draw:g>
        <presentation:notes draw:style-name="dp2">
          <draw:page-thumbnail draw:style-name="gr11" draw:layer="layout" svg:width="19.798cm" svg:height="11.136cm" svg:x="0.6cm" svg:y="2.257cm" draw:page-number="2" presentation:class="page"/>
          <draw:frame presentation:style-name="pr2" draw:text-style-name="P2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45_20_Degrees" draw:display-name="Red 45 Degrees" draw:style="single" draw:color="#ff0000" draw:distance="0.305cm" draw:rotation="450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stroke-dash draw:name="Double_20_Dash_20__28_Rounded_29_" draw:display-name="Double Dash (Rounded)" draw:style="round" draw:dots1="1" draw:dots1-length="701%" draw:distance="399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ebastian Bär</meta:initial-creator>
    <meta:creation-date>2023-11-09T14:28:46.357432176</meta:creation-date>
    <dc:date>2023-11-10T13:34:25.093795968</dc:date>
    <dc:creator>Sebastian Bär</dc:creator>
    <meta:editing-duration>PT5H4M16S</meta:editing-duration>
    <meta:editing-cycles>3</meta:editing-cycles>
    <meta:generator>LibreOffice/7.5.7.1$Linux_X86_64 LibreOffice_project/50$Build-1</meta:generator>
    <meta:document-statistic meta:object-count="4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0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" xlink:type="simple" chart:class="chart:bar" chart:style-name="ch1">
        <chart:legend chart:legend-position="end" svg:x="13.573cm" svg:y="4.198cm" style:legend-expansion="high" chart:style-name="ch2"/>
        <chart:plot-area chart:style-name="ch3" chart:data-source-has-labels="both" svg:x="0.32cm" svg:y="0.18cm" svg:width="12.933cm" svg:height="8.64cm">
          <chart:coordinate-region svg:x="1.248cm" svg:y="0.382cm" svg:width="12.005cm" svg:height="7.785cm"/>
          <chart:axis chart:dimension="x" chart:name="primary-x" chart:style-name="ch4" chartooo:axis-type="auto">
            <chartooo:date-scale/>
            <chart:categories table:cell-range-address="local-table.$A$2:.$A$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2" chart:label-cell-address="local-table.$B$1" chart:class="chart:bar">
            <chart:data-point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robability</text:p>
              </table:table-cell>
            </table:table-row>
          </table:table-header-rows>
          <table:table-rows>
            <table:table-row>
              <table:table-cell office:value-type="string">
                <text:p>Delay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7.1$Linux_X86_64 LibreOffice_project/5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